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390000003991B8C35EB06892D7.png" manifest:media-type="image/png"/>
  <manifest:file-entry manifest:full-path="Pictures/10000001000000390000003927EF32C06AD0E6F3.png" manifest:media-type="image/png"/>
  <manifest:file-entry manifest:full-path="Pictures/100000010000003900000039DD070BC10933C010.png" manifest:media-type="image/png"/>
  <manifest:file-entry manifest:full-path="Pictures/10000001000000390000003978E62A8C2FE60963.png" manifest:media-type="image/png"/>
  <manifest:file-entry manifest:full-path="Pictures/100000010000003900000039F16260743D92307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2.00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Status">
      <style:table-cell-properties fo:background-color="#0d335b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2" style:family="table-cell" style:parent-style-name="Status">
      <style:table-cell-properties fo:background-color="#3465a4" style:cell-protect="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3" style:family="table-cell" style:parent-style-name="Default" style:data-style-name="N37">
      <style:table-cell-properties style:text-align-source="fix" style:repeat-content="false" fo:border="0.74pt solid #ffffff" style:vertical-align="middle"/>
      <style:paragraph-properties fo:text-align="center"/>
    </style:style>
    <style:style style:name="ce4" style:family="table-cell" style:parent-style-name="Default">
      <style:table-cell-properties fo:border="0.74pt solid #ffffff" style:vertical-align="middle"/>
    </style:style>
    <style:style style:name="ce5" style:family="table-cell" style:parent-style-name="Status">
      <style:table-cell-properties fo:background-color="#6b7989" style:cell-protect="none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6" style:family="table-cell" style:parent-style-name="Default">
      <style:table-cell-properties fo:background-color="#b5bfca" fo:border="0.74pt solid #ffffff" style:vertical-align="middle"/>
    </style:style>
    <style:style style:name="ce7" style:family="table-cell" style:parent-style-name="Default">
      <style:table-cell-properties fo:background-color="#6b7989" style:text-align-source="fix" style:repeat-content="false" fo:border="0.74pt solid #ffffff" style:vertical-align="middle"/>
      <style:paragraph-properties fo:text-align="center" fo:margin-left="0cm"/>
    </style:style>
    <style:style style:name="ce8" style:family="table-cell" style:parent-style-name="Status">
      <style:table-cell-properties fo:background-color="#93c4e2" style:cell-protect="none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9" style:family="table-cell" style:parent-style-name="Default">
      <style:table-cell-properties fo:background-color="#93c4e2" style:text-align-source="fix" style:repeat-content="false" fo:border="0.74pt solid #ffffff" style:vertical-align="middle"/>
      <style:paragraph-properties fo:text-align="center" fo:margin-left="0cm"/>
    </style:style>
    <style:style style:name="ce10" style:family="table-cell" style:parent-style-name="Status">
      <style:table-cell-properties fo:background-color="#3465a4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11" style:family="table-cell" style:parent-style-name="Default">
      <style:table-cell-properties fo:background-color="#b5bfca" style:cell-protect="hidden-and-protected" style:print-content="true" fo:border="0.74pt solid #ffffff" style:vertical-align="middle"/>
    </style:style>
    <style:style style:name="ce12" style:family="table-cell" style:parent-style-name="Status">
      <style:table-cell-properties fo:background-color="#0d335b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13" style:family="table-cell" style:parent-style-name="Status">
      <style:table-cell-properties fo:background-color="#6b7989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0pt" fo:font-weight="bold"/>
    </style:style>
    <style:style style:name="ce14" style:family="table-cell" style:parent-style-name="Default">
      <style:table-cell-properties style:cell-protect="hidden-and-protected" style:print-content="true" fo:border="0.74pt solid #ffffff" style:vertical-align="middle"/>
    </style:style>
    <style:style style:name="ce15" style:family="table-cell" style:parent-style-name="Status">
      <style:table-cell-properties fo:background-color="#b5bfca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0pt" fo:font-weight="bold"/>
    </style:style>
    <style:style style:name="ce16" style:family="table-cell" style:parent-style-name="Status">
      <style:table-cell-properties fo:background-color="#93c4e2" style:cell-protect="none" style:print-content="true" fo:border="0.74pt solid #ffffff" style:vertical-align="middle"/>
      <style:text-properties fo:color="#ffffff" fo:font-size="12pt" fo:font-weight="bold"/>
    </style:style>
    <style:style style:name="ce17" style:family="table-cell" style:parent-style-name="Status">
      <style:table-cell-properties fo:background-color="#93c4e2" style:cell-protect="hidden-and-protected" style:print-content="true" fo:border="0.74pt solid #ffffff" style:vertical-align="middle"/>
      <style:text-properties fo:color="#ffffff" fo:font-size="12pt" fo:font-weight="bold"/>
    </style:style>
    <style:style style:name="ce18" style:family="table-cell" style:parent-style-name="Default">
      <style:table-cell-properties fo:background-color="#b5bfca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font-size="10pt"/>
    </style:style>
    <style:style style:name="ce19" style:family="table-cell" style:parent-style-name="Status">
      <style:table-cell-properties fo:background-color="#3465a4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20" style:family="table-cell" style:parent-style-name="Status">
      <style:table-cell-properties fo:background-color="#b4c7dc" style:cell-protect="hidden-and-protected" style:print-content="true" fo:border="0.74pt solid #ffffff" style:vertical-align="middle"/>
      <style:text-properties fo:color="#ffffff" fo:font-size="12pt" fo:font-weight="bold"/>
    </style:style>
    <style:style style:name="ce21" style:family="table-cell" style:parent-style-name="Default">
      <style:table-cell-properties fo:background-color="#93c4e2" style:cell-protect="none" style:print-content="true" fo:border="0.74pt solid #ffffff" style:vertical-align="middle"/>
      <style:text-properties fo:color="#ffffff" fo:font-size="12pt" fo:font-weight="bold"/>
    </style:style>
    <style:style style:name="ce22" style:family="table-cell" style:parent-style-name="Default">
      <style:table-cell-properties fo:background-color="#93c4e2" style:cell-protect="hidden-and-protected" style:print-content="true" fo:border="0.74pt solid #ffffff" style:vertical-align="middle"/>
      <style:text-properties fo:color="#ffffff" fo:font-size="12pt" fo:font-weight="bold"/>
    </style:style>
    <style:style style:name="ce23" style:family="table-cell" style:parent-style-name="Default">
      <style:table-cell-properties fo:background-color="#93c4e2" style:cell-protect="none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0pt" fo:font-weight="bold"/>
    </style:style>
    <style:style style:name="ce24" style:family="table-cell" style:parent-style-name="Status">
      <style:table-cell-properties fo:background-color="#6b7989" style:cell-protect="none" style:print-content="true" fo:border="4.51pt solid #ffffff" fo:padding="0.185cm" style:vertical-align="middle"/>
      <style:text-properties fo:color="#ffffff" fo:font-size="12pt" fo:font-weight="bold"/>
    </style:style>
    <style:style style:name="gr1" style:family="graphic">
      <style:graphic-properties draw:textarea-vertical-align="middle" fo:background-color="#3aa47c"/>
      <style:text-properties fo:color="#ffffff" fo:font-size="12pt" fo:font-weight="bold"/>
    </style:style>
    <style:style style:name="gr2" style:family="graphic">
      <style:graphic-properties fo:background-color="#3aa47c"/>
    </style:style>
    <style:style style:name="gr3" style:family="graphic">
      <style:graphic-properties fo:background-color="#93c4e2" fo:border="#ffffff"/>
    </style:style>
    <style:style style:name="gr4" style:family="graphic">
      <style:graphic-properties fo:background-color="#d41010"/>
    </style:style>
    <style:style style:name="gr5" style:family="graphic">
      <style:graphic-properties draw:textarea-vertical-align="middle" fo:background-color="#7d9b94"/>
      <style:text-properties fo:color="#ffffff" fo:font-size="12pt" fo:font-weight="bold"/>
    </style:style>
    <style:style style:name="gr6" style:family="graphic">
      <style:graphic-properties draw:textarea-vertical-align="middle" fo:background-color="#d41010"/>
      <style:text-properties fo:color="#ffffff" fo:font-size="12pt" fo:font-weight="bold"/>
    </style:style>
    <style:style style:name="P1" style:family="paragraph">
      <style:paragraph-properties fo:text-align="center"/>
      <style:text-properties fo:color="#ffffff" fo:font-size="12pt" fo:font-weight="bold"/>
    </style:style>
    <style:style style:name="P2" style:family="paragraph"/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orno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riarForno" form:control-implementation="ooo:com.sun.star.form.component.CommandButton" xml:id="control1" form:id="control1" form:label="Criar Forn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image form:name="botaoCirculo" form:control-implementation="ooo:com.sun.star.form.component.ImageButton" xml:id="control2" form:id="control2" office:target-frame="" form:image-data="Pictures/100000010000003900000039F16260743D923073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aoQuadrado" form:control-implementation="ooo:com.sun.star.form.component.ImageButton" xml:id="control3" form:id="control3" office:target-frame="" form:image-data="Pictures/10000001000000390000003978E62A8C2FE60963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aoRetangulo" form:control-implementation="ooo:com.sun.star.form.component.ImageButton" xml:id="control4" form:id="control4" office:target-frame="" form:image-data="Pictures/10000001000000390000003927EF32C06AD0E6F3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aoTriangulo" form:control-implementation="ooo:com.sun.star.form.component.ImageButton" xml:id="control5" form:id="control5" office:target-frame="" form:image-data="Pictures/100000010000003900000039DD070BC10933C010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button form:name="salvarProjeto" form:control-implementation="ooo:com.sun.star.form.component.CommandButton" xml:id="control6" form:id="control6" form:label="Adicionar Item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salvarProjeto" form:control-implementation="ooo:com.sun.star.form.component.CommandButton" xml:id="control7" form:id="control7" form:label="Salvar Projet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abrirProjeto" form:control-implementation="ooo:com.sun.star.form.component.CommandButton" xml:id="control8" form:id="control8" form:label="Abrir Projet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limparProjeto" form:control-implementation="ooo:com.sun.star.form.component.CommandButton" xml:id="control9" form:id="control9" form:label="Limpar Projet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combobox form:name="escolheForno" form:control-implementation="ooo:com.sun.star.form.component.ComboBox" xml:id="control10" form:id="control10" form:dropdown="true" form:size="50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mousedown" xlink:href="vnd.sun.star.script:Standard.ComboboxManager.ListComboItems?language=Basic&amp;location=application" xlink:type="simple"/>
              </office:event-listeners>
              <form:item form:label="&quot;teste&quot; Chr(10) &quot;aa&quot;"/>
            </form:combobox>
            <form:image form:name="Botão de imagem 16" form:control-implementation="ooo:com.sun.star.form.component.ImageButton" xml:id="control11" form:id="control11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2" form:id="control12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3" form:id="control13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4" form:id="control14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5" form:id="control15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6" form:id="control16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7" form:id="control17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8" form:id="control18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9" form:id="control19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0" form:id="control20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1" form:id="control21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2" form:id="control22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3" form:id="control23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4" form:id="control24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5" form:id="control25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6" form:id="control26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button form:name="Botão de pressão 1" form:control-implementation="ooo:com.sun.star.form.component.CommandButton" xml:id="control27" form:id="control27" form:label="Organizar Peça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</form:form>
        </office:forms>
        <table:table-column table:style-name="co1" table:number-columns-repeated="4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number-columns-repeated="101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Novo Item:</text:p>
          </table:table-cell>
          <table:covered-table-cell table:number-columns-repeated="3"/>
          <table:table-cell/>
          <table:table-cell table:style-name="ce1" office:value-type="string" calcext:value-type="string" table:number-columns-spanned="9" table:number-rows-spanned="1">
            <text:p>Novo Forno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Formato</text:p>
          </table:table-cell>
          <table:covered-table-cell table:number-columns-repeated="3"/>
          <table:table-cell/>
          <table:table-cell table:style-name="ce2" office:value-type="string" calcext:value-type="string" table:number-columns-spanned="2" table:number-rows-spanned="1">
            <text:p>Comprimento (cm):</text:p>
          </table:table-cell>
          <table:covered-table-cell/>
          <table:table-cell table:style-name="ce16">
            <draw:control table:end-cell-address="Forno.J3" table:end-x="1.575cm" table:end-y="0.871cm" draw:z-index="0" draw:name="Controle 2" draw:style-name="gr1" draw:text-style-name="P1" svg:width="3.861cm" svg:height="0.899cm" svg:x="2.122cm" svg:y="0.871cm" draw:control="control1"/>
          </table:table-cell>
          <table:table-cell table:style-name="ce19" office:value-type="string" calcext:value-type="string" table:number-columns-spanned="2" table:number-rows-spanned="1">
            <text:p>Largura (cm):</text:p>
          </table:table-cell>
          <table:covered-table-cell/>
          <table:table-cell table:style-name="ce21"/>
          <table:table-cell table:style-name="ce19" office:value-type="string" calcext:value-type="string" table:number-columns-spanned="2" table:number-rows-spanned="1">
            <text:p>Altura (cm):</text:p>
          </table:table-cell>
          <table:covered-table-cell/>
          <table:table-cell table:style-name="ce21"/>
          <table:table-cell table:number-columns-repeated="1010"/>
        </table:table-row>
        <table:table-row table:style-name="ro1">
          <table:table-cell table:style-name="ce3" table:number-columns-spanned="1" table:number-rows-spanned="2">
            <draw:control draw:z-index="1" draw:name="Controle 4" draw:style-name="gr2" draw:text-style-name="P2" svg:width="1.799cm" svg:height="1.799cm" svg:x="0cm" svg:y="0cm" draw:control="control2"/>
          </table:table-cell>
          <table:table-cell table:number-columns-spanned="1" table:number-rows-spanned="2">
            <draw:control draw:z-index="2" draw:name="Controle 5" draw:style-name="gr2" draw:text-style-name="P2" svg:width="1.799cm" svg:height="1.799cm" svg:x="0cm" svg:y="0cm" draw:control="control3"/>
          </table:table-cell>
          <table:table-cell table:number-columns-spanned="1" table:number-rows-spanned="2">
            <draw:control draw:z-index="3" draw:name="Controle 6" draw:style-name="gr2" draw:text-style-name="P2" svg:width="1.8cm" svg:height="1.799cm" svg:x="0cm" svg:y="0cm" draw:control="control4"/>
          </table:table-cell>
          <table:table-cell table:number-columns-spanned="1" table:number-rows-spanned="2">
            <draw:control draw:z-index="4" draw:name="Controle 7" draw:style-name="gr2" draw:text-style-name="P2" svg:width="1.799cm" svg:height="1.799cm" svg:x="0cm" svg:y="0cm" draw:control="control5"/>
          </table:table-cell>
          <table:table-cell/>
          <table:table-cell table:style-name="ce6" table:number-columns-spanned="3" table:number-rows-spanned="1"/>
          <table:covered-table-cell table:number-columns-repeated="2"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4" table:number-rows-spanned="1"/>
          <table:covered-table-cell table:number-columns-repeated="3" table:style-name="ce6"/>
          <table:table-cell table:number-columns-repeated="1010"/>
        </table:table-row>
        <table:table-row table:style-name="ro1">
          <table:covered-table-cell table:number-columns-repeated="4"/>
          <table:table-cell/>
          <table:table-cell table:style-name="ce6" table:number-columns-spanned="9" table:number-rows-spanned="1"/>
          <table:covered-table-cell table:number-columns-repeated="8" table:style-name="ce6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Tipo: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Retângulo</text:p>
          </table:table-cell>
          <table:covered-table-cell table:style-name="ce9"/>
          <table:table-cell/>
          <table:table-cell table:style-name="ce1" office:value-type="string" calcext:value-type="string" table:number-columns-spanned="9" table:number-rows-spanned="1">
            <text:p>Escolha o Forno a ser Usado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Descrição: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Bandeja</text:p>
          </table:table-cell>
          <table:covered-table-cell table:style-name="ce9"/>
          <table:table-cell/>
          <table:table-cell table:number-columns-spanned="9" table:number-rows-spanned="1">
            <draw:control table:end-cell-address="Forno.N6" table:end-x="1.499cm" table:end-y="0.899cm" draw:z-index="9" draw:name="Controle 3" draw:style-name="gr3" draw:text-style-name="P3" svg:width="17.27cm" svg:height="0.9cm" svg:x="0cm" svg:y="-0.001cm" draw:control="control10"/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Altura (cm):</text:p>
          </table:table-cell>
          <table:covered-table-cell table:style-name="ce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/>
          <table:table-cell table:style-name="ce10" office:value-type="string" calcext:value-type="string" table:number-columns-spanned="2" table:number-rows-spanned="1">
            <text:p>Comprimento (cm):</text:p>
          </table:table-cell>
          <table:covered-table-cell table:style-name="ce14"/>
          <table:table-cell table:style-name="ce17" office:value-type="float" office:value="200" calcext:value-type="float">
            <text:p>200</text:p>
          </table:table-cell>
          <table:table-cell table:style-name="ce10" office:value-type="string" calcext:value-type="string" table:number-columns-spanned="2" table:number-rows-spanned="1">
            <text:p>Largura (cm):</text:p>
          </table:table-cell>
          <table:covered-table-cell table:style-name="ce14"/>
          <table:table-cell table:style-name="ce22" office:value-type="float" office:value="80" calcext:value-type="float">
            <text:p>80</text:p>
          </table:table-cell>
          <table:table-cell table:style-name="ce10" office:value-type="string" calcext:value-type="string" table:number-columns-spanned="2" table:number-rows-spanned="1">
            <text:p>Altura (cm):</text:p>
          </table:table-cell>
          <table:covered-table-cell table:style-name="ce14"/>
          <table:table-cell table:style-name="ce22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Largura (cm):</text:p>
          </table:table-cell>
          <table:covered-table-cell table:style-name="ce7"/>
          <table:table-cell table:style-name="ce8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/>
          <table:table-cell table:style-name="ce10" office:value-type="string" calcext:value-type="string" table:number-columns-spanned="2" table:number-rows-spanned="1">
            <text:p>Alt. dos suportes (cm)</text:p>
          </table:table-cell>
          <table:covered-table-cell table:style-name="ce14"/>
          <table:table-cell table:style-name="ce17" office:value-type="string" calcext:value-type="string" table:number-columns-spanned="7" table:number-rows-spanned="1">
            <text:p>5 10 15 20 25</text:p>
          </table:table-cell>
          <table:covered-table-cell table:number-columns-repeated="6" table:style-name="ce20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Comp. (cm):</text:p>
          </table:table-cell>
          <table:covered-table-cell table:style-name="ce7"/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/>
          <table:table-cell table:style-name="ce11" table:number-columns-spanned="9" table:number-rows-spanned="1"/>
          <table:covered-table-cell table:number-columns-repeated="8" table:style-name="ce14"/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D10" table:end-x="1.799cm" table:end-y="0.9cm" draw:z-index="5" draw:name="Controle 1" draw:style-name="gr1" draw:text-style-name="P1" svg:width="7.197cm" svg:height="0.9cm" svg:x="0cm" svg:y="0cm" draw:control="control6"/>
          </table:table-cell>
          <table:covered-table-cell table:number-columns-repeated="3"/>
          <table:table-cell/>
          <table:table-cell table:style-name="ce12" office:value-type="string" calcext:value-type="string" table:number-columns-spanned="9" table:number-rows-spanned="1">
            <text:p>Lista de Itens</text:p>
          </table:table-cell>
          <table:covered-table-cell table:number-columns-repeated="8" table:style-name="ce14"/>
          <table:table-cell table:number-columns-repeated="1010"/>
        </table:table-row>
        <table:table-row table:style-name="ro1">
          <table:table-cell table:style-name="ce6" table:number-columns-spanned="4" table:number-rows-spanned="1"/>
          <table:covered-table-cell table:number-columns-repeated="3"/>
          <table:table-cell/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Dimensões (cm)</text:p>
          </table:table-cell>
          <table:covered-table-cell table:number-columns-repeated="2" table:style-name="ce10" office:value-type="string" calcext:value-type="string">
            <text:p>Tipo</text:p>
          </table:covered-table-cell>
          <table:table-cell table:style-name="ce10" office:value-type="string" calcext:value-type="string">
            <text:p>Qtd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6" table:number-columns-spanned="4" table:number-rows-spanned="1"/>
          <table:covered-table-cell table:number-columns-repeated="3"/>
          <table:table-cell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12" table:end-x="1.4cm" table:end-y="0.8cm" draw:z-index="10" draw:name="Controle 12" draw:style-name="gr4" draw:text-style-name="P2" svg:width="1.4cm" svg:height="0.8cm" svg:x="0cm" svg:y="0cm" draw:control="control11"/>
          </table:table-cell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D13" table:end-x="1.799cm" table:end-y="0.899cm" draw:z-index="6" draw:name="Controle 8" draw:style-name="gr1" draw:text-style-name="P1" svg:width="7.197cm" svg:height="0.899cm" svg:x="0cm" svg:y="0cm" draw:control="control7"/>
          </table:table-cell>
          <table:covered-table-cell table:number-columns-repeated="3"/>
          <table:table-cell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13" table:end-x="1.4cm" table:end-y="0.799cm" draw:z-index="11" draw:name="Controle 12" draw:style-name="gr4" draw:text-style-name="P2" svg:width="1.4cm" svg:height="0.8cm" svg:x="0cm" svg:y="-0.001cm" draw:control="control12"/>
          </table:table-cell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D14" table:end-x="1.799cm" table:end-y="0.899cm" draw:z-index="7" draw:name="Controle 9" draw:style-name="gr5" draw:text-style-name="P1" svg:width="7.197cm" svg:height="0.9cm" svg:x="0cm" svg:y="-0.001cm" draw:control="control8"/>
          </table:table-cell>
          <table:covered-table-cell table:number-columns-repeated="3"/>
          <table:table-cell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4" table:end-x="1.4cm" table:end-y="0.799cm" draw:z-index="12" draw:name="Controle 12" draw:style-name="gr4" draw:text-style-name="P2" svg:width="1.4cm" svg:height="0.8cm" svg:x="0cm" svg:y="-0.001cm" draw:control="control13"/>
          </table:table-cell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D15" table:end-x="1.799cm" table:end-y="0.899cm" draw:z-index="8" draw:name="Controle 10" draw:style-name="gr6" draw:text-style-name="P1" svg:width="7.197cm" svg:height="0.899cm" svg:x="0cm" svg:y="0cm" draw:control="control9"/>
          </table:table-cell>
          <table:covered-table-cell table:number-columns-repeated="3"/>
          <table:table-cell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5" table:end-x="1.4cm" table:end-y="0.799cm" draw:z-index="13" draw:name="Controle 12" draw:style-name="gr4" draw:text-style-name="P2" svg:width="1.4cm" svg:height="0.8cm" svg:x="0cm" svg:y="-0.001cm" draw:control="control14"/>
          </table:table-cell>
          <table:table-cell table:number-columns-repeated="1010"/>
        </table:table-row>
        <table:table-row table:style-name="ro1">
          <table:table-cell table:style-name="ce6" table:number-columns-spanned="4" table:number-rows-spanned="1"/>
          <table:covered-table-cell table:number-columns-repeated="3"/>
          <table:table-cell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16" table:end-x="1.4cm" table:end-y="0.799cm" draw:z-index="14" draw:name="Controle 12" draw:style-name="gr4" draw:text-style-name="P2" svg:width="1.4cm" svg:height="0.8cm" svg:x="0cm" svg:y="-0.001cm" draw:control="control15"/>
          </table:table-cell>
          <table:table-cell table:number-columns-repeated="1010"/>
        </table:table-row>
        <table:table-row table:style-name="ro1">
          <table:table-cell table:style-name="ce6" table:number-columns-spanned="4" table:number-rows-spanned="1"/>
          <table:covered-table-cell table:number-columns-repeated="3"/>
          <table:table-cell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17" table:end-x="1.4cm" table:end-y="0.8cm" draw:z-index="15" draw:name="Controle 12" draw:style-name="gr4" draw:text-style-name="P2" svg:width="1.4cm" svg:height="0.8cm" svg:x="0cm" svg:y="0cm" draw:control="control16"/>
          </table:table-cell>
          <table:table-cell table:number-columns-repeated="1010"/>
        </table:table-row>
        <table:table-row table:style-name="ro1">
          <table:table-cell table:style-name="ce6" table:number-columns-spanned="4" table:number-rows-spanned="2">
            <draw:control table:end-cell-address="Forno.D20" table:end-x="1.799cm" table:end-y="0.001cm" draw:z-index="26" draw:name="Controle 11" draw:style-name="gr1" draw:text-style-name="P1" svg:width="7.197cm" svg:height="1.8cm" svg:x="0cm" svg:y="0cm" draw:control="control27"/>
          </table:table-cell>
          <table:covered-table-cell table:number-columns-repeated="3"/>
          <table:table-cell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8" table:end-x="1.4cm" table:end-y="0.799cm" draw:z-index="16" draw:name="Controle 12" draw:style-name="gr4" draw:text-style-name="P2" svg:width="1.4cm" svg:height="0.8cm" svg:x="0cm" svg:y="-0.001cm" draw:control="control17"/>
          </table:table-cell>
          <table:table-cell table:number-columns-repeated="1010"/>
        </table:table-row>
        <table:table-row table:style-name="ro1">
          <table:covered-table-cell table:style-name="ce6"/>
          <table:covered-table-cell table:number-columns-repeated="3"/>
          <table:table-cell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9" table:end-x="1.4cm" table:end-y="0.799cm" draw:z-index="17" draw:name="Controle 12" draw:style-name="gr4" draw:text-style-name="P2" svg:width="1.4cm" svg:height="0.8cm" svg:x="0cm" svg:y="-0.001cm" draw:control="control18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20" table:end-x="1.4cm" table:end-y="0.799cm" draw:z-index="18" draw:name="Controle 12" draw:style-name="gr4" draw:text-style-name="P2" svg:width="1.4cm" svg:height="0.8cm" svg:x="0cm" svg:y="-0.001cm" draw:control="control19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21" table:end-x="1.4cm" table:end-y="0.799cm" draw:z-index="19" draw:name="Controle 12" draw:style-name="gr4" draw:text-style-name="P2" svg:width="1.4cm" svg:height="0.8cm" svg:x="0cm" svg:y="-0.001cm" draw:control="control20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2" table:end-x="1.4cm" table:end-y="0.799cm" draw:z-index="20" draw:name="Controle 12" draw:style-name="gr4" draw:text-style-name="P2" svg:width="1.4cm" svg:height="0.8cm" svg:x="0cm" svg:y="-0.001cm" draw:control="control21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3" table:end-x="1.4cm" table:end-y="0.799cm" draw:z-index="21" draw:name="Controle 12" draw:style-name="gr4" draw:text-style-name="P2" svg:width="1.4cm" svg:height="0.8cm" svg:x="0cm" svg:y="-0.001cm" draw:control="control22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24" table:end-x="1.4cm" table:end-y="0.8cm" draw:z-index="22" draw:name="Controle 12" draw:style-name="gr4" draw:text-style-name="P2" svg:width="1.4cm" svg:height="0.8cm" svg:x="0cm" svg:y="0cm" draw:control="control23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25" table:end-x="1.4cm" table:end-y="0.799cm" draw:z-index="23" draw:name="Controle 12" draw:style-name="gr4" draw:text-style-name="P2" svg:width="1.4cm" svg:height="0.8cm" svg:x="0cm" svg:y="-0.001cm" draw:control="control24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6" table:end-x="1.4cm" table:end-y="0.799cm" draw:z-index="24" draw:name="Controle 12" draw:style-name="gr4" draw:text-style-name="P2" svg:width="1.4cm" svg:height="0.8cm" svg:x="0cm" svg:y="-0.001cm" draw:control="control25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7" table:end-x="1.4cm" table:end-y="0.799cm" draw:z-index="25" draw:name="Controle 12" draw:style-name="gr4" draw:text-style-name="P2" svg:width="1.4cm" svg:height="0.8cm" svg:x="0cm" svg:y="-0.001cm" draw:control="control26"/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6:30:16.279187681</meta:creation-date>
    <meta:generator>LibreOffice/7.3.7.2$Linux_X86_64 LibreOffice_project/30$Build-2</meta:generator>
    <dc:date>2023-10-24T18:23:58.873831978</dc:date>
    <meta:editing-duration>PT2H25M10S</meta:editing-duration>
    <meta:editing-cycles>4</meta:editing-cycles>
    <meta:document-statistic meta:table-count="1" meta:cell-count="116" meta:object-count="27"/>
  </office:meta>
</office:document-meta>
</file>